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34.57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45.19mm"/>
    </style:style>
    <style:style style:name="co10" style:family="table-column">
      <style:table-column-properties fo:break-before="auto" style:column-width="38.12mm"/>
    </style:style>
    <style:style style:name="ro1" style:family="table-row">
      <style:table-row-properties style:row-height="13.4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Test effettuato generando un numero di connessioni pari al numero di richieste al secondo</text:p>
          </table:table-cell>
          <table:covered-table-cell table:number-columns-repeated="2" table:style-name="Default"/>
          <table:covered-table-cell table:number-columns-repeated="5"/>
          <table:covered-table-cell table:style-name="ce2"/>
          <table:covered-table-cell table:number-columns-repeated="2" table:style-name="Default"/>
          <table:covered-table-cell/>
        </table:table-row>
        <table:table-row table:style-name="ro2">
          <table:table-cell table:style-name="ce2" office:value-type="string" calcext:value-type="string" table:number-columns-spanned="3" table:number-rows-spanned="1">
            <text:p>EXODUS</text:p>
          </table:table-cell>
          <table:covered-table-cell table:number-columns-repeated="2" table:style-name="Default"/>
          <table:table-cell table:number-columns-repeated="5"/>
          <table:table-cell table:style-name="ce2" office:value-type="string" calcext:value-type="string" table:number-columns-spanned="3" table:number-rows-spanned="1">
            <text:p>APACHE</text:p>
          </table:table-cell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>
            <text:p>req/s</text:p>
          </table:table-cell>
          <table:table-cell office:value-type="string" calcext:value-type="string">
            <text:p>REPLY TIME (ms)</text:p>
          </table:table-cell>
          <table:table-cell office:value-type="string" calcext:value-type="string">
            <text:p>CONNECTION TIME (ms)</text:p>
          </table:table-cell>
          <table:table-cell/>
          <table:table-cell office:value-type="string" calcext:value-type="string" table:number-columns-spanned="4" table:number-rows-spanned="1">
            <text:p>Media calcolata su 10 test su ogni gruppo di numero di client</text:p>
          </table:table-cell>
          <table:covered-table-cell table:number-columns-repeated="3"/>
          <table:table-cell office:value-type="string" calcext:value-type="string">
            <text:p>req/s</text:p>
          </table:table-cell>
          <table:table-cell office:value-type="string" calcext:value-type="string">
            <text:p>REPLY TIME (ms)</text:p>
          </table:table-cell>
          <table:table-cell office:value-type="string" calcext:value-type="string">
            <text:p>CONNECTION TIME (ms)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4"/>
          <table:table-cell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00" calcext:value-type="float">
            <text:p>19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700" calcext:value-type="float">
            <text:p>27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500" calcext:value-type="float">
            <text:p>3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500" calcext:value-type="float">
            <text:p>5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000" calcext:value-type="float">
            <text:p>6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500" calcext:value-type="float">
            <text:p>6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000" calcext:value-type="float">
            <text:p>7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500" calcext:value-type="float">
            <text:p>75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000" calcext:value-type="float">
            <text:p>80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office:value-type="float" office:value="8500" calcext:value-type="float">
            <text:p>850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office:value-type="float" office:value="9000" calcext:value-type="float">
            <text:p>90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2">
          <table:table-cell office:value-type="float" office:value="9500" calcext:value-type="float">
            <text:p>95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office:value-type="float" office:value="9500" calcext:value-type="float">
            <text:p>95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2">
          <table:table-cell office:value-type="float" office:value="10500" calcext:value-type="float">
            <text:p>105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office:value-type="float" office:value="10500" calcext:value-type="float">
            <text:p>105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office:value-type="float" office:value="11000" calcext:value-type="float">
            <text:p>110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2">
          <table:table-cell office:value-type="float" office:value="11500" calcext:value-type="float">
            <text:p>115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office:value-type="float" office:value="11500" calcext:value-type="float">
            <text:p>115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office:value-type="float" office:value="12000" calcext:value-type="float">
            <text:p>120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2">
          <table:table-cell office:value-type="float" office:value="12500" calcext:value-type="float">
            <text:p>125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office:value-type="float" office:value="13000" calcext:value-type="float">
            <text:p>13000</text:p>
          </table:table-cell>
          <table:table-cell table:number-columns-repeated="2" office:value-type="float" office:value="0.2" calcext:value-type="float">
            <text:p>0,2</text:p>
          </table:table-cell>
          <table:table-cell/>
        </table:table-row>
        <table:table-row table:style-name="ro2">
          <table:table-cell office:value-type="float" office:value="13500" calcext:value-type="float">
            <text:p>1350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office:value-type="float" office:value="13500" calcext:value-type="float">
            <text:p>13500</text:p>
          </table:table-cell>
          <table:table-cell table:number-columns-repeated="2" office:value-type="float" office:value="0.2" calcext:value-type="float">
            <text:p>0,2</text:p>
          </table:table-cell>
          <table:table-cell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office:value-type="float" office:value="14000" calcext:value-type="float">
            <text:p>14000</text:p>
          </table:table-cell>
          <table:table-cell table:number-columns-repeated="2" office:value-type="float" office:value="0.2" calcext:value-type="float">
            <text:p>0,2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5"/>
          <table:table-cell office:value-type="float" office:value="14100" calcext:value-type="float">
            <text:p>1410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</table:table-row>
        <table:table-row table:style-name="ro3">
          <table:table-cell table:style-name="ce1" table:number-columns-spanned="11" table:number-rows-spanned="1"/>
          <table:covered-table-cell table:number-columns-repeated="2" table:style-name="Default"/>
          <table:covered-table-cell table:number-columns-repeated="6"/>
          <table:covered-table-cell table:number-columns-repeated="2" table:style-name="Default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Default"/>
          <table:table-cell table:number-columns-repeated="5"/>
          <table:table-cell table:style-name="ce2" table:number-columns-spanned="3" table:number-rows-spanned="1"/>
          <table:covered-table-cell table:number-columns-repeated="2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0/00/0000</text:date>, <text:time style:data-style-name="N2" text:time-value="12:08:12.68908226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7:46:21.642290006</meta:creation-date>
    <meta:generator>LibreOffice/5.1.6.2$Linux_X86_64 LibreOffice_project/10m0$Build-2</meta:generator>
    <dc:date>2019-09-04T12:48:30.632279025</dc:date>
    <meta:editing-duration>PT56M18S</meta:editing-duration>
    <meta:editing-cycles>7</meta:editing-cycles>
    <meta:document-statistic meta:table-count="1" meta:cell-count="214" meta:object-count="0"/>
  </office:meta>
</office:document-meta>
</file>